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na_20_gövde_20_metni">
      <style:text-properties officeooo:rsid="0004acca" officeooo:paragraph-rsid="0004acca"/>
    </style:style>
    <style:style style:name="P2" style:family="paragraph" style:parent-style-name="Birinci_20_derece_20_başlık">
      <style:text-properties officeooo:rsid="0004acca" officeooo:paragraph-rsid="0004acca"/>
    </style:style>
    <style:style style:name="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T1" style:family="text">
      <style:text-properties officeooo:rsid="00074e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Bölüm_20_Başlığı" text:outline-level="1" text:is-list-header="true">Sinyal ve temel sinyal çeşitleri</text:h>
      <text:h text:style-name="P2" text:outline-level="2" text:is-list-header="true">Giriş</text:h>
      <text:p text:style-name="P1">Bu bölümde sinyalin tanımı</text:p>
      <text:h text:style-name="P2" text:outline-level="2" text:is-list-header="true">Kavramlar ve tanımlar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ölüm_20_Başlığı" style:display-name="Bölüm Başlığı" style:family="paragraph" style:parent-style-name="Heading_20_1" style:next-style-name="Ana_20_gövde_20_metni" style:master-page-name="">
      <loext:graphic-properties draw:fill="solid" draw:fill-color="#eeeeee"/>
      <style:paragraph-properties fo:margin-top="2cm" fo:margin-bottom="2cm" style:contextual-spacing="false" fo:text-align="end" style:justify-single-word="false" style:page-number="auto" fo:background-color="#eeeeee"/>
      <style:text-properties fo:font-size="15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Ana_20_gövde_20_metni" style:display-name="Ana gövde metni" style:family="paragraph" style:parent-style-name="Text_20_body" style:master-page-name="">
      <style:paragraph-properties style:page-number="auto"/>
      <style:text-properties fo:font-size="11pt"/>
    </style:style>
    <style:style style:name="Birinci_20_derece_20_başlık" style:display-name="Birinci derece başlık" style:family="paragraph" style:parent-style-name="Heading_20_2" style:next-style-name="Ana_20_gövde_20_metni" style:master-page-name="">
      <style:paragraph-properties fo:margin-top="0.349cm" fo:margin-bottom="0.349cm" style:contextual-spacing="false" style:page-number="auto"/>
      <style:text-properties fo:font-size="90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İkinci_20_derece_20_başlık" style:display-name="İkinci derece başlık" style:family="paragraph" style:parent-style-name="Heading_20_3" style:next-style-name="Ana_20_gövde_20_metni">
      <style:paragraph-properties fo:margin-top="0.25cm" fo:margin-bottom="0.25cm" style:contextual-spacing="false"/>
      <style:text-properties fo:font-size="90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page-layout style:name="Mpm1">
      <style:page-layout-properties fo:page-width="19.001cm" fo:page-height="22.999cm" style:num-format="1" style:print-orientation="portrait" fo:margin-top="2cm" fo:margin-bottom="2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11:42:00.309847872</meta:creation-date>
    <dc:date>2021-08-29T17:51:20.330482062</dc:date>
    <meta:editing-duration>PT3H48M29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5" meta:word-count="14" meta:character-count="85" meta:non-whitespace-character-count="76"/>
  </office:meta>
</office:document-meta>
</file>